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6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60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2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745781206569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6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9) rotate (-1.55247036964896) translate (7.278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6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7.555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5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273cm" svg:height="1.819cm" draw:transform="skewX (0.000698131700797732) rotate (2.75517675719825) translate (5.9812413203955cm 1.9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71944114005349cm 1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7279911071038cm 1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4.3530326429421cm 0.594598353964201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5) rotate (-2.15705242253979) translate (6.7940326429421cm 0.366598353964201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2:10.96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